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‘</text:p>
          </table:table-cell>
          <table:table-cell office:value-type="string" calcext:value-type="string">
            <text:p>u(a‘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72" calcext:value-type="float">
            <text:p>16,72</text:p>
          </table:table-cell>
          <table:table-cell office:value-type="float" office:value="0.238746727726266" calcext:value-type="float">
            <text:p>0,2387467277262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,3</text:p>
          </table:table-cell>
          <table:table-cell office:value-type="float" office:value="0.353553390593273" calcext:value-type="float">
            <text:p>0,35355339059327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34" calcext:value-type="float">
            <text:p>13,34</text:p>
          </table:table-cell>
          <table:table-cell office:value-type="float" office:value="0.114017542509913" calcext:value-type="float">
            <text:p>0,1140175425099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52" calcext:value-type="float">
            <text:p>11,52</text:p>
          </table:table-cell>
          <table:table-cell office:value-type="float" office:value="0.164316767251552" calcext:value-type="float">
            <text:p>0,1643167672515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12" calcext:value-type="float">
            <text:p>9,12</text:p>
          </table:table-cell>
          <table:table-cell office:value-type="float" office:value="0.148323969741914" calcext:value-type="float">
            <text:p>0,1483239697419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94" calcext:value-type="float">
            <text:p>5,94</text:p>
          </table:table-cell>
          <table:table-cell office:value-type="float" office:value="0.250998007960223" calcext:value-type="float">
            <text:p>0,25099800796022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.09" calcext:value-type="float">
            <text:p>50,09</text:p>
          </table:table-cell>
          <table:table-cell office:value-type="string" calcext:value-type="string">
            <text:p>u(L)</text:p>
          </table:table-cell>
          <table:table-cell table:formula="of:=0.5/2/SQRT(6)" office:value-type="float" office:value="0.102062072615966" calcext:value-type="float">
            <text:p>0,10206207261596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u(H)</text:p>
          </table:table-cell>
          <table:table-cell table:formula="of:=0.1/2/SQRT(6)" office:value-type="float" office:value="0.0204124145231932" calcext:value-type="float">
            <text:p>0,02041241452319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-4.82742080600754" calcext:value-type="float">
            <text:p>-4,82742080600754</text:p>
          </table:table-cell>
          <table:table-cell office:value-type="string" calcext:value-type="string">
            <text:p>u(m)</text:p>
          </table:table-cell>
          <table:table-cell table:style-name="ce1" office:value-type="float" office:value="0.112475138966754" calcext:value-type="float">
            <text:p>0,112475138966754</text:p>
          </table:table-cell>
        </table:table-row>
        <table:table-row table:style-name="ro1">
          <table:table-cell office:value-type="string" calcext:value-type="string">
            <text:p>h‘</text:p>
          </table:table-cell>
          <table:table-cell table:style-name="ce1" office:value-type="float" office:value="276.368340253686" calcext:value-type="float">
            <text:p>276,368340253686</text:p>
          </table:table-cell>
          <table:table-cell office:value-type="string" calcext:value-type="string">
            <text:p>u(h‘)</text:p>
          </table:table-cell>
          <table:table-cell table:style-name="ce1" office:value-type="float" office:value="4.12436678889822" calcext:value-type="float">
            <text:p>4,12436678889822</text:p>
          </table:table-cell>
        </table:table-row>
        <table:table-row table:style-name="ro1">
          <table:table-cell office:value-type="string" calcext:value-type="string">
            <text:p>M_1</text:p>
          </table:table-cell>
          <table:table-cell office:value-type="float" office:value="63.69" calcext:value-type="float">
            <text:p>63,69</text:p>
          </table:table-cell>
          <table:table-cell office:value-type="string" calcext:value-type="string">
            <text:p>u(m)</text:p>
          </table:table-cell>
          <table:table-cell table:formula="of:=0.01/2/SQRT(3)" office:value-type="float" office:value="0.00288675134594813" calcext:value-type="float">
            <text:p>0,002886751345948</text:p>
          </table:table-cell>
        </table:table-row>
        <table:table-row table:style-name="ro1">
          <table:table-cell office:value-type="string" calcext:value-type="string">
            <text:p>M_2</text:p>
          </table:table-cell>
          <table:table-cell office:value-type="float" office:value="510.21" calcext:value-type="float">
            <text:p>510,21</text:p>
          </table:table-cell>
          <table:table-cell office:value-type="string" calcext:value-type="string">
            <text:p>u(m)</text:p>
          </table:table-cell>
          <table:table-cell table:formula="of:=0.01/2/SQRT(3)" office:value-type="float" office:value="0.00288675134594813" calcext:value-type="float">
            <text:p>0,0028867513459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u(l)</text:p>
          </table:table-cell>
          <table:table-cell table:formula="of:=1/2/SQRT(6)" office:value-type="float" office:value="0.204124145231932" calcext:value-type="float">
            <text:p>0,204124145231932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formula="of:=2*([.B18])^2*[.B16]" office:value-type="float" office:value="18.2276954471961" calcext:value-type="float">
            <text:p>18,2276954471961</text:p>
          </table:table-cell>
          <table:table-cell office:value-type="string" calcext:value-type="string">
            <text:p>u(gamma)</text:p>
          </table:table-cell>
          <table:table-cell table:formula="of:=SQRT((2*[.B16]*2*[.B18]*((2*([.B14]+[.B15])- 2 * [.B14])/([.B14]+[.B15])^2 - 2 * [.B14]/ ([.B14]+[.B15])^2) * [.D14])^2 + (2*[.B18]^2 * [.D16])^2)" office:value-type="float" office:value="0.0201530078604567" calcext:value-type="float">
            <text:p>0,020153007860457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formula="of:=2*[.B14]/([.B14]+[.B15])" office:value-type="float" office:value="0.221955044432828" calcext:value-type="float">
            <text:p>0,221955044432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t</text:p>
          </table:table-cell>
          <table:table-cell table:formula="of:=SQRT(1+[.B10]^2/[.B11]^2)" office:value-type="float" office:value="1.82932346957792" calcext:value-type="float">
            <text:p>1,82932346957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ilon</text:p>
          </table:table-cell>
          <table:table-cell table:formula="of:=-[.B12]/[.B17]*[.B19]" office:value-type="float" office:value="0.484477821320895" calcext:value-type="float">
            <text:p>0,484477821320895</text:p>
          </table:table-cell>
          <table:table-cell/>
          <table:table-cell table:formula="of:=SQRT(([.D25]*[.D12])^2 + ([.D26]*[.D16])^2 + ([.D27]*[.D14])^2 + ([.D28]*[.D15])^2 + ([.D29]*[.D10])^2 + ([.D30]*[.D11])^2)" office:value-type="float" office:value="0.0115375648634625" calcext:value-type="float">
            <text:p>0,011537564863463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table:style-name="ce1" office:value-type="float" office:value="276.368340253686" calcext:value-type="float">
            <text:p>276,368340253686</text:p>
          </table:table-cell>
          <table:table-cell/>
          <table:table-cell table:style-name="ce1" office:value-type="float" office:value="4.12436678889822" calcext:value-type="float">
            <text:p>4,12436678889822</text:p>
          </table:table-cell>
        </table:table-row>
        <table:table-row table:style-name="ro1">
          <table:table-cell office:value-type="string" calcext:value-type="string">
            <text:p>H_0</text:p>
          </table:table-cell>
          <table:table-cell table:formula="of:=[.B21]/[.B17]/[.B20]" office:value-type="float" office:value="31.2955527235777" calcext:value-type="float">
            <text:p>31,2955527235777</text:p>
          </table:table-cell>
          <table:table-cell/>
          <table:table-cell table:formula="of:=SQRT(([.B22]/[.B21]*[.D21])^2 + (-[.B22]/[.B20]*[.D20])^2 + (-[.B22]/[.B17]*[.D17])^2)" office:value-type="float" office:value="0.880211419444184" calcext:value-type="float">
            <text:p>0,880211419444184</text:p>
          </table:table-cell>
        </table:table-row>
        <table:table-row table:style-name="ro1">
          <table:table-cell office:value-type="string" calcext:value-type="string">
            <text:p>h‘</text:p>
          </table:table-cell>
          <table:table-cell table:formula="of:=32.7-[.B22]" office:value-type="float" office:value="1.40444727642227" calcext:value-type="float">
            <text:p>1,40444727642227</text:p>
          </table:table-cell>
          <table:table-cell office:value-type="string" calcext:value-type="string">
            <text:p>u(h‘)</text:p>
          </table:table-cell>
          <table:table-cell table:formula="of:=SQRT([.D22]^2+0.1^2)" office:value-type="float" office:value="0.885873660811713" calcext:value-type="float">
            <text:p>0,8858736608117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m</text:p>
          </table:table-cell>
          <table:table-cell table:formula="of:=[.B20]/[.B12]" office:value-type="float" office:value="-0.100359558611087" calcext:value-type="float">
            <text:p>-0,100359558611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</text:p>
          </table:table-cell>
          <table:table-cell table:formula="of:=-[.B20]/[.B16]" office:value-type="float" office:value="-0.002618799034167" calcext:value-type="float">
            <text:p>-0,002618799034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m1</text:p>
          </table:table-cell>
          <table:table-cell table:formula="of:=[.B12]/4/[.B16]*SQRT(1+([.B10]^2/[.B11]^2))*([.B14]+[.B15])/([.B14])*[.B15]/[.B14]^2" office:value-type="float" office:value="-0.0135252527285883" calcext:value-type="float">
            <text:p>-0,013525252728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m2</text:p>
          </table:table-cell>
          <table:table-cell table:formula="of:=-[.B12]/4/[.B16]*SQRT(1+([.B10]^2/[.B11]^2))*([.B14]+[.B15])/([.B14])/[.B13]" office:value-type="float" office:value="0.00038909050240448" calcext:value-type="float">
            <text:p>0,000389090502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</text:p>
          </table:table-cell>
          <table:table-cell table:formula="of:=-[.B12]/2/[.B16]*(([.B14]+[.B15])/2/[.B14])^2 * [.B10]/[.B11]^2*SQRT(1+([.B10]^2/[.B11]^2))" office:value-type="float" office:value="0.0226949602726703" calcext:value-type="float">
            <text:p>0,022694960272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H</text:p>
          </table:table-cell>
          <table:table-cell table:formula="of:=[.B12]/2/[.B16]*(([.B14]+[.B15])/2/[.B14])^2*[.B10]^2/[.B11]^3/SQRT(1+[.B10]^2/[.B11]^2)" office:value-type="float" office:value="-0.0103884724735199" calcext:value-type="float">
            <text:p>-0,01038847247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9:16:23.435000000</meta:creation-date>
    <dc:date>2017-12-22T03:20:23.961000000</dc:date>
    <meta:editing-duration>PT42M6S</meta:editing-duration>
    <meta:editing-cycles>4</meta:editing-cycles>
    <meta:generator>LibreOffice/5.3.6.1$Windows_x86 LibreOffice_project/686f202eff87ef707079aeb7f485847613344eb7</meta:generator>
    <meta:document-statistic meta:table-count="1" meta:cell-count="82" meta:object-count="0"/>
    <meta:user-defined meta:name="qrichtext">1</meta:user-defined>
  </office:meta>
</office:document-meta>
</file>